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officeooo:rsid="0003235b" officeooo:paragraph-rsid="0003235b" style:font-size-asian="14pt" style:font-size-complex="14pt"/>
    </style:style>
    <style:style style:name="P2" style:family="paragraph" style:parent-style-name="Standard">
      <style:text-properties style:font-name="Liberation Serif" fo:font-size="14pt" officeooo:rsid="0003235b" officeooo:paragraph-rsid="00036394" style:font-size-asian="14pt" style:font-size-complex="14pt"/>
    </style:style>
    <style:style style:name="P3" style:family="paragraph" style:parent-style-name="Standard">
      <style:text-properties style:font-name="Liberation Serif" fo:font-size="14pt" officeooo:rsid="0003235b" officeooo:paragraph-rsid="00070520" style:font-size-asian="14pt" style:font-size-complex="14pt"/>
    </style:style>
    <style:style style:name="P4" style:family="paragraph" style:parent-style-name="Standard">
      <style:text-properties style:font-name="Liberation Serif" fo:font-size="14pt" officeooo:rsid="0003235b" officeooo:paragraph-rsid="000352fa" style:font-size-asian="14pt" style:font-size-complex="14pt"/>
    </style:style>
    <style:style style:name="P5" style:family="paragraph" style:parent-style-name="Standard">
      <style:text-properties style:font-name="Liberation Serif" fo:font-size="14pt" officeooo:rsid="0003235b" officeooo:paragraph-rsid="000d3c47" style:font-size-asian="14pt" style:font-size-complex="14pt"/>
    </style:style>
    <style:style style:name="P6" style:family="paragraph" style:parent-style-name="Standard">
      <style:text-properties style:font-name="Liberation Serif" fo:font-size="14pt" officeooo:rsid="0003235b" officeooo:paragraph-rsid="00108ee1" style:font-size-asian="14pt" style:font-size-complex="14pt"/>
    </style:style>
    <style:style style:name="P7" style:family="paragraph" style:parent-style-name="Standard">
      <style:text-properties style:font-name="Liberation Serif" fo:font-size="14pt" fo:font-weight="bold" officeooo:rsid="00036394" officeooo:paragraph-rsid="00036394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iberation Serif" fo:font-size="14pt" fo:font-weight="bold" officeooo:rsid="0003235b" officeooo:paragraph-rsid="0003235b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Liberation Serif" fo:font-size="14pt" fo:font-weight="bold" officeooo:rsid="000352fa" officeooo:paragraph-rsid="000352fa" style:font-name-asian="Liberation Serif1" style:font-size-asian="14pt" style:font-weight-asian="bold" style:font-name-complex="Liberation Serif1" style:font-size-complex="14pt" style:font-weight-complex="bold"/>
    </style:style>
    <style:style style:name="P10" style:family="paragraph" style:parent-style-name="Standard">
      <style:text-properties style:font-name="Liberation Serif" fo:font-size="14pt" officeooo:rsid="00036394" officeooo:paragraph-rsid="00036394" style:font-name-asian="Liberation Serif1" style:font-size-asian="14pt" style:font-name-complex="Liberation Serif1" style:font-size-complex="14pt"/>
    </style:style>
    <style:style style:name="P11" style:family="paragraph" style:parent-style-name="Standard">
      <style:text-properties style:font-name="Liberation Serif" fo:font-size="14pt" officeooo:rsid="0003235b" officeooo:paragraph-rsid="0003235b" style:font-name-asian="Liberation Serif1" style:font-size-asian="14pt" style:font-name-complex="Liberation Serif1" style:font-size-complex="14pt"/>
    </style:style>
    <style:style style:name="P12" style:family="paragraph" style:parent-style-name="Standard">
      <style:text-properties style:font-name="Liberation Serif" fo:font-size="14pt" officeooo:rsid="000352fa" officeooo:paragraph-rsid="0003235b" style:font-name-asian="Liberation Serif1" style:font-size-asian="14pt" style:font-name-complex="Liberation Serif1" style:font-size-complex="14pt"/>
    </style:style>
    <style:style style:name="P13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4pt" fo:font-weight="bold" officeooo:rsid="0003235b" officeooo:paragraph-rsid="0003235b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Liberation Serif" fo:font-size="14pt" officeooo:rsid="0003235b" officeooo:paragraph-rsid="0015819e" style:font-size-asian="14pt" style:font-size-complex="14pt"/>
    </style:style>
    <style:style style:name="P15" style:family="paragraph" style:parent-style-name="Standard">
      <style:text-properties style:font-name="Liberation Serif" fo:font-size="14pt" officeooo:rsid="0003235b" officeooo:paragraph-rsid="00162894" style:font-size-asian="14pt" style:font-size-complex="14pt"/>
    </style:style>
    <style:style style:name="T1" style:family="text">
      <style:text-properties officeooo:rsid="000352fa"/>
    </style:style>
    <style:style style:name="T2" style:family="text">
      <style:text-properties fo:font-weight="bold" officeooo:rsid="000352fa" style:font-name-asian="Liberation Serif1" style:font-weight-asian="bold" style:font-name-complex="Liberation Serif1" style:font-weight-complex="bold"/>
    </style:style>
    <style:style style:name="T3" style:family="text">
      <style:text-properties fo:font-weight="bold" officeooo:rsid="00070520" style:font-name-asian="Liberation Serif1" style:font-weight-asian="bold" style:font-name-complex="Liberation Serif1" style:font-weight-complex="bold"/>
    </style:style>
    <style:style style:name="T4" style:family="text">
      <style:text-properties fo:font-weight="bold" officeooo:rsid="00108ee1" style:font-name-asian="Liberation Serif1" style:font-weight-asian="bold" style:font-name-complex="Liberation Serif1" style:font-weight-complex="bold"/>
    </style:style>
    <style:style style:name="T5" style:family="text">
      <style:text-properties officeooo:rsid="00036394"/>
    </style:style>
    <style:style style:name="T6" style:family="text">
      <style:text-properties style:font-name-asian="Liberation Serif1" style:font-name-complex="Liberation Serif1"/>
    </style:style>
    <style:style style:name="T7" style:family="text">
      <style:text-properties officeooo:rsid="00036394" style:font-name-asian="Liberation Serif1" style:font-name-complex="Liberation Serif1"/>
    </style:style>
    <style:style style:name="T8" style:family="text">
      <style:text-properties officeooo:rsid="00070520" style:font-name-asian="Liberation Serif1" style:font-name-complex="Liberation Serif1"/>
    </style:style>
    <style:style style:name="T9" style:family="text">
      <style:text-properties officeooo:rsid="000352fa" style:font-name-asian="Liberation Serif1" style:font-name-complex="Liberation Serif1"/>
    </style:style>
    <style:style style:name="T10" style:family="text">
      <style:text-properties officeooo:rsid="0008d1a9" style:font-name-asian="Liberation Serif1" style:font-name-complex="Liberation Serif1"/>
    </style:style>
    <style:style style:name="T11" style:family="text">
      <style:text-properties officeooo:rsid="00097ec8" style:font-name-asian="Liberation Serif1" style:font-name-complex="Liberation Serif1"/>
    </style:style>
    <style:style style:name="T12" style:family="text">
      <style:text-properties officeooo:rsid="000d3c47" style:font-name-asian="Liberation Serif1" style:font-name-complex="Liberation Serif1"/>
    </style:style>
    <style:style style:name="T13" style:family="text">
      <style:text-properties officeooo:rsid="00108ee1" style:font-name-asian="Liberation Serif1" style:font-name-complex="Liberation Serif1"/>
    </style:style>
    <style:style style:name="T14" style:family="text">
      <style:text-properties officeooo:rsid="0015819e" style:font-name-asian="Liberation Serif1" style:font-name-complex="Liberation Serif1"/>
    </style:style>
    <style:style style:name="T15" style:family="text">
      <style:text-properties officeooo:rsid="00162894" style:font-name-asian="Liberation Serif1" style:font-name-complex="Liberation Serif1"/>
    </style:style>
    <style:style style:name="T16" style:family="text">
      <style:text-properties officeooo:rsid="0018548d" style:font-name-asian="Liberation Serif1" style:font-name-complex="Liberation Serif1"/>
    </style:style>
    <style:style style:name="T17" style:family="text">
      <style:text-properties officeooo:rsid="001887c8" style:font-name-asian="Liberation Serif1" style:font-name-complex="Liberation Serif1"/>
    </style:style>
    <style:style style:name="T18" style:family="text">
      <style:text-properties style:font-name-asian="DejaVu Sans" style:font-name-complex="DejaVu Sans"/>
    </style:style>
    <style:style style:name="T19" style:family="text">
      <style:text-properties officeooo:rsid="00036394" style:font-name-asian="DejaVu Sans" style:font-name-complex="DejaVu Sans"/>
    </style:style>
    <style:style style:name="T20" style:family="text">
      <style:text-properties style:text-underline-style="solid" style:text-underline-width="auto" style:text-underline-color="font-color" officeooo:rsid="000d3c47" style:font-name-asian="Liberation Serif1" style:font-name-complex="Liberation Serif1"/>
    </style:style>
    <style:style style:name="T21" style:family="text">
      <style:text-properties officeooo:rsid="001581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>rendre une version latine</text:p>
      <text:p text:style-name="P13"/>
      <text:p text:style-name="P1"/>
      <text:p text:style-name="P7">1) comment traduire ?</text:p>
      <text:p text:style-name="P7"/>
      <text:p text:style-name="P2"><text:span text:style-name="T6"><text:tab/></text:span><text:span text:style-name="T18">▢</text:span><text:span text:style-name="T6"> l</text:span><text:span text:style-name="T7">ire les indications données à propos du texte, notamment le titre</text:span></text:p>
      <text:p text:style-name="P2"><text:tab/><text:span text:style-name="T18">▢</text:span><text:span text:style-name="T6"> </text:span><text:span text:style-name="T7">lire le texte latin en entier</text:span></text:p>
      <text:p text:style-name="P2"><text:span text:style-name="T7"><text:tab/></text:span><text:span text:style-name="T19">▢</text:span><text:span text:style-name="T7"> lire l’intégralité des notes accompagnant le texte</text:span></text:p>
      <text:p text:style-name="P10"/>
      <text:p text:style-name="P2"><text:span text:style-name="T7"><text:tab/></text:span><text:span text:style-name="T19">▢</text:span><text:span text:style-name="T7"> pour chaque phrase du texte latin, découper en groupes de mots. Où est le verbe</text:span></text:p>
      <text:p text:style-name="P10"><text:tab/>conjugué ? Où est le sujet de ce verbe ? Où se trouvent les compléments de ce verbe ?</text:p>
      <text:p text:style-name="P10"/>
      <text:p text:style-name="P3"><text:span text:style-name="T7"><text:tab/></text:span><text:span text:style-name="T19">▢</text:span><text:span text:style-name="T7"> </text:span><text:span text:style-name="T8">si un passage résiste, passer au suivant et demander de l’aide à l’enseignant</text:span></text:p>
      <text:p text:style-name="P10"/>
      <text:p text:style-name="P3"><text:span text:style-name="T7"><text:tab/></text:span><text:span text:style-name="T19">▢</text:span><text:span text:style-name="T7"> traduire une première fois en entier puis relire sa traduction : dans tous les cas, la</text:span></text:p>
      <text:p text:style-name="P3"><text:span text:style-name="T7"><text:tab/>version latine doit être un texte écrit en bon français </text:span><text:span text:style-name="T8">et faisant sens.</text:span></text:p>
      <text:p text:style-name="P10"/>
      <text:p text:style-name="P8"><text:span text:style-name="T5">2</text:span>) présentation de la copie</text:p>
      <text:p text:style-name="P1"/>
      <text:p text:style-name="P1"><text:tab/>Je refuserai de corriger des versions <text:span text:style-name="T21">si l’un des points suivants n’est pas respecté :</text:span></text:p>
      <text:p text:style-name="P1"/>
      <text:p text:style-name="P4"><text:tab/><text:span text:style-name="T18">▢</text:span><text:span text:style-name="T6"> j</text:span><text:span text:style-name="T14">e veux une </text:span><text:span text:style-name="T6">copie manuscrite et non tapée à l’ordinateur</text:span></text:p>
      <text:p text:style-name="P6"><text:span text:style-name="T6"><text:tab/></text:span><text:span text:style-name="T18">▢</text:span><text:span text:style-name="T6"> </text:span><text:span text:style-name="T14">je veux une </text:span><text:span text:style-name="T6">copie </text:span><text:span text:style-name="T13">présentée avec une marge à gauche de plusieurs centimètres</text:span></text:p>
      <text:p text:style-name="P1"/>
      <text:p text:style-name="P14"><text:tab/><text:span text:style-name="T18">▢</text:span><text:span text:style-name="T6"> </text:span><text:span text:style-name="T14">je veux le </text:span>nom, prénom <text:span text:style-name="T21">et la classe</text:span></text:p>
      <text:p text:style-name="P14"><text:tab/><text:span text:style-name="T18">▢</text:span><text:span text:style-name="T6"> </text:span><text:span text:style-name="T14">je veux une <text:s/></text:span><text:span text:style-name="T6">en titre : « Version latine » </text:span><text:span text:style-name="T10">et </text:span><text:span text:style-name="T11">sur la ligne en-dessous </text:span><text:span text:style-name="T10">le titre de la version</text:span></text:p>
      <text:p text:style-name="P14"><text:span text:style-name="T10"><text:tab/> tel qu’i</text:span><text:span text:style-name="T14">l </text:span><text:span text:style-name="T10">apparaît dans votre document</text:span></text:p>
      <text:p text:style-name="P11"/>
      <text:p text:style-name="P14"><text:span text:style-name="T6"><text:tab/></text:span><text:span text:style-name="T18">▢</text:span><text:span text:style-name="T6"> </text:span><text:span text:style-name="T14">je veux que vous </text:span><text:span text:style-name="T9">tir</text:span><text:span text:style-name="T14">iez</text:span><text:span text:style-name="T9"> deux traits et </text:span><text:span text:style-name="T14">que vous </text:span><text:span text:style-name="T9">laiss</text:span><text:span text:style-name="T14">iez</text:span><text:span text:style-name="T9"> au moins cinq lignes pour</text:span></text:p>
      <text:p text:style-name="P14"><text:span text:style-name="T9"><text:tab/> l’appréciation</text:span></text:p>
      <text:p text:style-name="P11"/>
      <text:p text:style-name="P15"><text:span text:style-name="T6"><text:tab/></text:span><text:span text:style-name="T18">▢</text:span><text:span text:style-name="T6"> </text:span><text:span text:style-name="T14">je veux </text:span><text:span text:style-name="T15">que </text:span><text:span text:style-name="T9">sous le deuxième trait </text:span><text:span text:style-name="T15">vous écriviez </text:span><text:span text:style-name="T16">votre</text:span><text:span text:style-name="T15"> traduction </text:span><text:span text:style-name="T9">françai</text:span><text:span text:style-name="T15">se</text:span><text:span text:style-name="T9"> : chaque</text:span></text:p>
      <text:p text:style-name="P15"><text:span text:style-name="T9"><text:tab/> paragraphe d</text:span><text:span text:style-name="T17">evra</text:span><text:span text:style-name="T9"> </text:span><text:span text:style-name="T2">commencer</text:span><text:span text:style-name="T3"> </text:span><text:span text:style-name="T2">par un alinéa. </text:span><text:span text:style-name="T4">Vous sauterez des lignes en laissant au<text:tab/>moins deux lignes blanches à chaque fois.</text:span></text:p>
      <text:p text:style-name="P9"/>
      <text:p text:style-name="P1"><text:span text:style-name="T6"><text:tab/></text:span><text:span text:style-name="T18">▢</text:span><text:span text:style-name="T6"> </text:span><text:span text:style-name="T15">l</text:span><text:span text:style-name="T6">e texte latin ne sera pas recopié</text:span></text:p>
      <text:p text:style-name="P11"/>
      <text:p text:style-name="P5"><text:span text:style-name="T6"><text:tab/></text:span><text:span text:style-name="T18">▢</text:span><text:span text:style-name="T6"> </text:span><text:span text:style-name="T12">terminer par le nom de l’auteur et la référence. Vous pouvez écrire par exemple :</text:span></text:p>
      <text:p text:style-name="P5"><text:span text:style-name="T12"><text:tab/>« d’après Ovide, </text:span><text:span text:style-name="T20">Métamorphoses</text:span><text:span text:style-name="T12">, I.1-10 »</text:span></text:p>
      <text:p text:style-name="P11"/>
      <text:p text:style-name="P1"/>
      <text:p text:style-name="P11"/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08:37:30.708204939</meta:creation-date>
    <dc:date>2020-10-14T23:08:45.631317553</dc:date>
    <meta:editing-duration>PT20M58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278" meta:character-count="1510" meta:non-whitespace-character-count="1231"/>
  </office:meta>
</office:document-meta>
</file>